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17.25cm" fo:min-width="1.75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000000" svg:stroke-linecap="butt" draw:fill-color="#dddddd" draw:textarea-horizontal-align="justify" draw:textarea-vertical-align="middle" draw:auto-grow-height="false" fo:min-height="1.75cm" fo:min-width="3.45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0000" svg:stroke-linecap="butt" draw:fill-color="#dddddd"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0.25cm" fo:min-width="2.25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8cm" draw:marker-end="Extrémités_20_de_20_flèche_20_1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000000" draw:marker-start="Extrémités_20_de_20_flèche_20_3" draw:marker-start-width="0.358cm" draw:marker-end="Extrémités_20_de_20_flèche_20_3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 fo:min-height="5.25cm" fo:min-width="4.75cm"/>
      <style:paragraph-properties style:writing-mode="lr-tb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2.5cm" fo:min-width="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5cm" svg:height="17.5cm" svg:x="1cm" svg:y="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5cm" svg:height="2cm" svg:x="5.25cm" svg:y="4cm">
          <text:p text:style-name="P1">Auth. Loca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5.2cm" svg:y="6.75cm">
          <text:p text:style-name="P1">Auth. Goog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5.2cm" svg:y="9.5cm">
          <text:p text:style-name="P1">Auth. Githu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cm" svg:height="10.5cm" svg:x="11.25cm" svg:y="4cm">
          <text:p text:style-name="P1">Serveur</text:p>
          <text:p text:style-name="P1">Auth.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2cm" svg:x="16cm" svg:y="6.75cm">
          <text:p text:style-name="P1">API Goog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2cm" svg:x="16cm" svg:y="4cm">
          <text:p text:style-name="P1">BDD loca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5.25cm" svg:y="12.5cm">
          <text:p text:style-name="P1">JW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cm" svg:y1="7.75cm" svg:x2="11.25cm" svg:y2="7.75cm">
          <text:p/>
        </draw:line>
        <draw:line draw:style-name="gr6" draw:text-style-name="P4" draw:layer="layout" svg:x1="3.75cm" svg:y1="10.5cm" svg:x2="5.25cm" svg:y2="10.5cm">
          <text:p/>
        </draw:line>
        <draw:line draw:style-name="gr6" draw:text-style-name="P4" draw:layer="layout" svg:x1="9.25cm" svg:y1="5cm" svg:x2="11.25cm" svg:y2="5cm">
          <text:p/>
        </draw:line>
        <draw:line draw:style-name="gr6" draw:text-style-name="P4" draw:layer="layout" svg:x1="3.75cm" svg:y1="5cm" svg:x2="5.25cm" svg:y2="5cm">
          <text:p/>
        </draw:line>
        <draw:line draw:style-name="gr6" draw:text-style-name="P4" draw:layer="layout" svg:x1="9.25cm" svg:y1="10.5cm" svg:x2="11.25cm" svg:y2="10.5cm">
          <text:p/>
        </draw:line>
        <draw:line draw:style-name="gr7" draw:text-style-name="P4" draw:layer="layout" svg:x1="14cm" svg:y1="5.25cm" svg:x2="16cm" svg:y2="5.25cm">
          <text:p/>
        </draw:line>
        <draw:line draw:style-name="gr6" draw:text-style-name="P4" draw:layer="layout" svg:x1="3.224cm" svg:y1="7.75cm" svg:x2="5.224cm" svg:y2="7.75cm">
          <text:p/>
        </draw:line>
        <draw:line draw:style-name="gr7" draw:text-style-name="P4" draw:layer="layout" svg:x1="14cm" svg:y1="7.75cm" svg:x2="16cm" svg:y2="7.75cm">
          <text:p/>
        </draw:line>
        <draw:line draw:style-name="gr7" draw:text-style-name="P4" draw:layer="layout" svg:x1="14cm" svg:y1="10.5cm" svg:x2="16cm" svg:y2="10.5cm">
          <text:p/>
        </draw:line>
        <draw:line draw:style-name="gr6" draw:text-style-name="P4" draw:layer="layout" svg:x1="11.25cm" svg:y1="13.5cm" svg:x2="9.25cm" svg:y2="13.5cm">
          <text:p/>
        </draw:line>
        <draw:line draw:style-name="gr6" draw:text-style-name="P4" draw:layer="layout" svg:x1="5.25cm" svg:y1="13.5cm" svg:x2="3.25cm" svg:y2="13.5cm">
          <text:p/>
        </draw:line>
        <draw:line draw:style-name="gr8" draw:text-style-name="P4" draw:layer="layout" svg:x1="3.75cm" svg:y1="5cm" svg:x2="3.75cm" svg:y2="10.5cm">
          <text:p/>
        </draw:line>
        <draw:custom-shape draw:style-name="gr3" draw:text-style-name="P3" draw:layer="layout" svg:width="4cm" svg:height="2cm" svg:x="5.25cm" svg:y="16.25cm">
          <text:p text:style-name="P1">Requete avec JW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cm" svg:y1="17.25cm" svg:x2="11.25cm" svg:y2="17.25cm">
          <text:p/>
        </draw:line>
        <draw:line draw:style-name="gr6" draw:text-style-name="P4" draw:layer="layout" svg:x1="3.25cm" svg:y1="17.25cm" svg:x2="5.25cm" svg:y2="17.25cm">
          <text:p/>
        </draw:line>
        <draw:custom-shape draw:style-name="gr3" draw:text-style-name="P3" draw:layer="layout" svg:width="4cm" svg:height="2cm" svg:x="5.25cm" svg:y="19.5cm">
          <text:p text:style-name="P1">Repons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25cm" svg:y1="20.5cm" svg:x2="9.25cm" svg:y2="20.5cm">
          <text:p/>
        </draw:line>
        <draw:line draw:style-name="gr6" draw:text-style-name="P4" draw:layer="layout" svg:x1="5.25cm" svg:y1="20.5cm" svg:x2="3.25cm" svg:y2="20.5cm">
          <text:p/>
        </draw:line>
        <draw:custom-shape draw:style-name="gr5" draw:text-style-name="P2" draw:layer="layout" svg:width="4cm" svg:height="2cm" svg:x="16cm" svg:y="9.5cm">
          <text:p text:style-name="P1">API Github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5cm" svg:height="5.5cm" svg:x="11.25cm" svg:y="16cm">
          <text:p text:style-name="P1"/>
          <text:p text:style-name="P1"/>
          <text:p text:style-name="P1"/>
          <text:p text:style-name="P1">Serveur</text:p>
          <text:p text:style-name="P1">Principal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25cm" svg:height="2.75cm" svg:x="11.75cm" svg:y="16.25cm">
          <text:p text:style-name="P1">Middleware : JWT et Rôle valides 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7 20 13" svg:d="M0 20l10-13 10 13z"/>
    <draw:marker draw:name="Extrémités_20_de_20_flèche_20_3" draw:display-name="Extrémités de flèche 3" svg:viewBox="0 0 1013 1130" svg:d="M1009 1050l-449-1008-22-30-29-12-34 12-21 26-449 1012-5 13v8l5 21 12 21 17 13 21 4h903l21-4 21-13 9-21 4-21v-8z"/>
    <draw:marker draw:name="Extrémités_20_de_20_flèche_20_4" draw:display-name="Extrémités de flèche 4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6T17:43:50.781000000</meta:creation-date>
    <dc:date>2023-04-06T18:09:45.135000000</dc:date>
    <meta:editing-duration>PT25M55S</meta:editing-duration>
    <meta:editing-cycles>1</meta:editing-cycles>
    <meta:document-statistic meta:object-count="29"/>
    <meta:generator>LibreOffice/7.4.6.2$Windows_X86_64 LibreOffice_project/5b1f5509c2decdade7fda905e3e1429a67acd63d</meta:generator>
  </office:meta>
</office:document-meta>
</file>